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9000000048CBC25C5EE6939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8a" officeooo:paragraph-rsid="00190c8a"/>
    </style:style>
    <style:style style:name="P2" style:family="paragraph" style:parent-style-name="Standard" style:list-style-name="L1">
      <style:text-properties officeooo:rsid="00190c8a" officeooo:paragraph-rsid="00190c8a"/>
    </style:style>
    <style:style style:name="P3" style:family="paragraph" style:parent-style-name="Standard">
      <style:paragraph-properties fo:text-align="center" style:justify-single-word="false"/>
      <style:text-properties officeooo:paragraph-rsid="00190c8a"/>
    </style:style>
    <style:style style:name="T1" style:family="text">
      <style:text-properties officeooo:rsid="001a5d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I have created a simple 3 node<text:span text:style-name="T1">s</text:span> ROS package, namely </text:p>
      <text:list xml:id="list3772583105" text:style-name="L1">
        <text:list-item>
          <text:p text:style-name="P2">Talker</text:p>
        </text:list-item>
        <text:list-item>
          <text:p text:style-name="P2">Talker_Listener</text:p>
        </text:list-item>
        <text:list-item>
          <text:p text:style-name="P2">Listener</text:p>
        </text:list-item>
      </text:list>
      <text:p text:style-name="P1"/>
      <text:p text:style-name="P1">As the name suggests, the Talker node is just the publisher node which publishes messages to the topic chatter.</text:p>
      <text:p text:style-name="P1">The Talker_listener node is both a publisher and a subscriber. This node subscribes to the chatter topic and gets the messages from the Talker node. It also publishes its own messages to the chatter_2 topic.</text:p>
      <text:p text:style-name="P1">The Listener node is just a subscriber node which is subscribed to the chatter_2 topic thereby getting the information sent from the talker_listener node. </text:p>
      <text:p text:style-name="P1"/>
      <text:p text:style-name="P1">Below is the image of the information flow in the 3 nodes.</text:p>
      <text:p text:style-name="Standard"/>
      <text:p text:style-name="Standard"><draw:frame draw:style-name="fr1" draw:name="Image1" text:anchor-type="char" svg:width="6.9252in" svg:height="0.2035in" draw:z-index="0"><draw:image xlink:href="Pictures/100002010000099000000048CBC25C5EE69398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3:39:28.999811569</meta:creation-date>
    <dc:date>2023-05-12T17:58:23.280500333</dc:date>
    <meta:editing-duration>PT38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06" meta:character-count="618" meta:non-whitespace-character-count="521"/>
  </office:meta>
</office:document-meta>
</file>